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2589E194EB19875AE62.png" manifest:media-type="image/png"/>
  <manifest:file-entry manifest:full-path="Pictures/100000000000025800000258F62244C9B93C9AC7.png" manifest:media-type="image/png"/>
  <manifest:file-entry manifest:full-path="Pictures/1000000000000258000002580D02D6C4796062B7.png" manifest:media-type="image/png"/>
  <manifest:file-entry manifest:full-path="Pictures/100000000000025800000258B641B8409392691C.png" manifest:media-type="image/png"/>
  <manifest:file-entry manifest:full-path="Pictures/100000000000025800000258711DCBD943C37AE9.png" manifest:media-type="image/png"/>
  <manifest:file-entry manifest:full-path="Pictures/10000000000002580000025863A4FA10B6A8C6A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7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marker-start="" draw:fill-color="#ff3333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P1" style:family="paragraph">
      <loext:graphic-properties draw:fill="none" draw:fill-color="#ffffff"/>
      <style:text-properties fo:color="#00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3333"/>
      <style:paragraph-properties fo:text-align="start"/>
    </style:style>
    <style:style style:name="P6" style:family="paragraph">
      <style:paragraph-properties fo:text-align="center"/>
      <style:text-properties fo:color="#000000"/>
    </style:style>
    <style:style style:name="P7" style:family="paragraph">
      <loext:graphic-properties draw:fill-color="#000000"/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cm" svg:height="1.927cm" svg:x="1.2cm" svg:y="0.873cm">
          <draw:text-box>
            <text:p><text:span text:style-name="T1">A</text:span></text:p>
          </draw:text-box>
        </draw:frame>
        <draw:frame draw:style-name="gr2" draw:text-style-name="P2" draw:layer="layout" svg:width="7.064cm" svg:height="7.064cm" svg:x="11.167cm" svg:y="1.495cm">
          <draw:image xlink:href="Pictures/10000000000002580000025863A4FA10B6A8C6A6.png" xlink:type="simple" xlink:show="embed" xlink:actuate="onLoad">
            <text:p/>
          </draw:image>
        </draw:frame>
        <draw:frame draw:style-name="gr2" draw:text-style-name="P2" draw:layer="layout" svg:width="7.069cm" svg:height="7.068cm" svg:x="11.165cm" svg:y="9.048cm">
          <draw:image xlink:href="Pictures/100000000000025800000258B641B8409392691C.png" xlink:type="simple" xlink:show="embed" xlink:actuate="onLoad">
            <text:p/>
          </draw:image>
        </draw:frame>
        <draw:frame draw:style-name="gr2" draw:text-style-name="P2" draw:layer="layout" svg:width="7.068cm" svg:height="7.068cm" svg:x="11.165cm" svg:y="16.638cm">
          <draw:image xlink:href="Pictures/100000000000025800000258711DCBD943C37AE9.png" xlink:type="simple" xlink:show="embed" xlink:actuate="onLoad">
            <text:p/>
          </draw:image>
        </draw:frame>
        <draw:frame draw:style-name="gr2" draw:text-style-name="P2" draw:layer="layout" svg:width="7.068cm" svg:height="7.068cm" svg:x="1.432cm" svg:y="1.686cm">
          <draw:image xlink:href="Pictures/1000000000000258000002580D02D6C4796062B7.png" xlink:type="simple" xlink:show="embed" xlink:actuate="onLoad">
            <text:p/>
          </draw:image>
        </draw:frame>
        <draw:frame draw:style-name="gr2" draw:text-style-name="P2" draw:layer="layout" svg:width="7.068cm" svg:height="7.069cm" svg:x="1.432cm" svg:y="9.241cm">
          <draw:image xlink:href="Pictures/100000000000025800000258F62244C9B93C9AC7.png" xlink:type="simple" xlink:show="embed" xlink:actuate="onLoad">
            <text:p/>
          </draw:image>
        </draw:frame>
        <draw:frame draw:style-name="gr2" draw:text-style-name="P2" draw:layer="layout" svg:width="7.068cm" svg:height="7.069cm" svg:x="1.432cm" svg:y="16.831cm">
          <draw:image xlink:href="Pictures/1000000000000258000002589E194EB19875AE62.png" xlink:type="simple" xlink:show="embed" xlink:actuate="onLoad">
            <text:p/>
          </draw:image>
        </draw:frame>
        <draw:frame draw:style-name="gr1" draw:text-style-name="P3" draw:layer="layout" svg:width="1.3cm" svg:height="1.927cm" svg:x="10.3cm" svg:y="0.874cm">
          <draw:text-box>
            <text:p><text:span text:style-name="T1">B</text:span></text:p>
          </draw:text-box>
        </draw:frame>
        <draw:custom-shape draw:style-name="gr3" draw:text-style-name="P5" draw:layer="layout" svg:width="0.5cm" svg:height="0.5cm" svg:x="7.8cm" svg:y="24.4cm">
          <text:p text:style-name="P4"><text:s text:c="20"/><text:tab/><text:tab/><text:tab/>Cibersort esti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5cm" svg:height="0.5cm" svg:x="7.8cm" svg:y="25.2cm">
          <text:p text:style-name="P6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5"/></text:span><text:span text:style-name="T1">Marker gene estim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9cm" fo:page-height="26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gan Mancarci</meta:initial-creator>
    <meta:creation-date>2016-03-16T19:01:13.012570347</meta:creation-date>
    <dc:date>2016-03-27T03:23:18.884368678</dc:date>
    <dc:creator>Ogan Mancarci</dc:creator>
    <meta:editing-duration>PT1H3M9S</meta:editing-duration>
    <meta:editing-cycles>4</meta:editing-cycles>
    <meta:generator>LibreOffice/5.1.1.2$Linux_X86_64 LibreOffice_project/10m0$Build-2</meta:generator>
    <meta:document-statistic meta:object-count="10"/>
  </office:meta>
</office:document-meta>
</file>